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1161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number-and-string/calculatethenthprimenumber--ebay">Calculate the nth prime number -- Ebay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number-and-string/compute-the-number-of-iteration">Compute the number of iteration -- Nvidia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number-and-string/compute-the-number-of-trailing-zeros-in-n-factorial">Compute the number of trailing zeros in N-factorial</text:a> 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<text:a xlink:href="https://sites.google.com/site/spaceofjameschen/home/number-and-string/convert-a-base-2-number-to-a-base-4-number----microsoft">Convert a base 2 number to a base 4 number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convert-integer-to-string">Convert integer to string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convert-string-to-integer">Convert string to integer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find-all-prime-numbers-in-a-range-of-1-1000">Find all prime numbers in a range of (1..1000))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find-next-number-which-has-same-sum-of-digits">Find next number which has same sum of digits</text:a> </text:p>
          </table:table-cell>
          <table:table-cell table:number-columns-repeated="2"/>
        </table:table-row>
        <table:table-row table:style-name="ro4">
          <table:table-cell table:style-name="ce4" office:value-type="string">
            <text:p><text:a xlink:href="https://sites.google.com/site/spaceofjameschen/home/number-and-string/find-nth-largest-element-in-an-array-of-m-elements-where-n--0-n-is-much-smaller-than-m-without-sorting">Find nth largest element in an array of m elements where n-&gt;0 (n is much smaller than m) without sorting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find-the-label-in-excel">Find the label in Excel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ind-the-max-no-that-can-be-formed-by-any-permutation-of-the-arrangement">Find the max no that can be formed by any permutation of the arrangement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find-whether-a-given-number-is-a-perfect-square-or-not----microsoft">Find whether a given number is a perfect square or not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how-to-solve-this-3000000-30-100000-any-prime-no----adobe">How to solve this ((3000000!)/(30!)^100000)%(any prime no.) -- Adob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simd-simulation">SIMD simulation -- Ittiam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simd-simulation---method2----ittiam">SIMD simulation --Method2 -- Ittiam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number-and-string/translate-number-into-english-phrases">Translate number into English phrases</text:a> </text:p>
          </table:table-cell>
          <table:table-cell table:number-columns-repeated="2"/>
        </table:table-row>
        <table:table-row table:style-name="ro2" table:number-rows-repeated="22">
          <table:table-cell table:style-name="ce4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0:20</dc:date>
    <dc:creator>tejas </dc:creator>
    <meta:editing-duration>PT11M14S</meta:editing-duration>
    <meta:editing-cycles>11</meta:editing-cycles>
    <meta:generator>LibreOffice/3.5$Linux_x86 LibreOffice_project/350m1$Build-202</meta:generator>
    <meta:document-statistic meta:table-count="3" meta:cell-count="19" meta:object-count="0"/>
  </office:meta>
</office:document-meta>
</file>